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67d" officeooo:paragraph-rsid="001d3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9:31:41.995751335</meta:creation-date>
    <dc:date>2021-04-17T19:32:13.110915764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4.2$Linux_X86_64 LibreOffice_project/40$Build-2</meta:generator>
  </office:meta>
</office:document-meta>
</file>